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7903in" table:align="center" style:shadow="none" style:writing-mode="lr-tb"/>
    </style:style>
    <style:style style:name="Таблица3.A" style:family="table-column">
      <style:table-column-properties style:column-width="1.9in"/>
    </style:style>
    <style:style style:name="Таблица3.B" style:family="table-column">
      <style:table-column-properties style:column-width="3.8903in"/>
    </style:style>
    <style:style style:name="Таблица3.A1" style:family="table-cell">
      <style:table-cell-properties fo:padding="0.0382in" fo:border="none"/>
    </style:style>
    <style:style style:name="Таблица2" style:family="table">
      <style:table-properties style:width="5.125in" fo:margin-top="0in" fo:margin-bottom="0in" table:align="center" style:writing-mode="page"/>
    </style:style>
    <style:style style:name="Таблица2.A" style:family="table-column">
      <style:table-column-properties style:column-width="2.6132in"/>
    </style:style>
    <style:style style:name="Таблица2.B" style:family="table-column">
      <style:table-column-properties style:column-width="2.5118in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Таблица2.B1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Таблица2.A2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Таблица2.B2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Таблица2.A5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2.B5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9" style:family="paragraph" style:parent-style-name="Standard_20__28_WW_29_">
      <style:paragraph-properties fo:margin-left="0in" fo:margin-right="0in" fo:text-align="justify" style:justify-single-word="false" fo:text-indent="0.4925in" style:auto-text-indent="false"/>
      <style:text-properties fo:font-size="10pt" fo:language="en" fo:country="US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5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21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22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1" style:font-size-complex="11pt"/>
    </style:style>
    <style:style style:name="P23" style:family="paragraph" style:parent-style-name="Standard_20__28_WW_29_">
      <style:paragraph-properties fo:text-align="center" style:justify-single-word="false"/>
    </style:style>
    <style:style style:name="P24" style:family="paragraph" style:parent-style-name="Standard_20__28_WW_29_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6" style:family="paragraph" style:parent-style-name="Standard_20__28_WW_29_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2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style:font-size-asian="10pt" style:font-weight-asian="normal" style:font-name-complex="Ari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language="ru" fo:country="RU" style:font-size-asian="12pt" style:font-size-complex="12pt"/>
    </style:style>
    <style:style style:name="P33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4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2pt" fo:language="en" fo:country="US" fo:font-weight="bold" style:font-size-asian="12pt" style:font-weight-asian="bold" style:font-name-complex="Arial" style:font-size-complex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en" fo:country="US" style:font-name-complex="Arial1"/>
    </style:style>
    <style:style style:name="T8" style:family="text">
      <style:text-properties style:text-position="super 58%"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font-name-complex="Arial"/>
    </style:style>
    <style:style style:name="T12" style:family="text">
      <style:text-properties fo:font-size="10pt" fo:language="en" fo:country="US" style:font-name-asian="Arial" style:font-size-asian="10pt" style:font-size-complex="10pt"/>
    </style:style>
    <style:style style:name="T13" style:family="text">
      <style:text-properties fo:font-size="10pt" fo:language="en" fo:country="US" style:text-underline-style="solid" style:text-underline-width="auto" style:text-underline-color="font-color" style:font-name-asian="Arial" style:font-size-asian="10pt" style:font-size-complex="10pt"/>
    </style:style>
    <style:style style:name="T14" style:family="text">
      <style:text-properties fo:font-size="10pt" style:font-name-asian="Arial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style:font-name-asian="Arial" style:font-size-asian="10pt" style:font-size-complex="1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fo:language="en" fo:country="US" fo:font-weight="bold" style:font-size-asian="11pt" style:font-weight-asian="bold" style:font-size-complex="11pt"/>
    </style:style>
    <style:style style:name="T18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9" style:family="text">
      <style:text-properties fo:font-size="11pt" style:font-size-asian="11pt" style:font-name-complex="Arial1" style:font-size-complex="11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color="#ff0000" fo:font-size="11pt" fo:language="en" fo:country="US" fo:font-weight="bold" style:font-size-asian="11pt" style:font-weight-asian="bold" style:font-size-complex="11pt" loext:opacity="100%"/>
    </style:style>
    <style:style style:name="T22" style:family="text">
      <style:text-properties style:font-name-complex="Arial1"/>
    </style:style>
    <style:style style:name="T23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ALIBRATION CERTIFICATE</text:p>
      <text:p text:style-name="P2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8">Date of calibration:</text:p>
          </table:table-cell>
          <table:table-cell table:style-name="Таблица3.A1" office:value-type="string">
            <text:p text:style-name="P27">19.02.2026</text:p>
          </table:table-cell>
        </table:table-row>
        <table:table-row>
          <table:table-cell table:style-name="Таблица3.A1" office:value-type="string">
            <text:p text:style-name="P28">Type:</text:p>
          </table:table-cell>
          <table:table-cell table:style-name="Таблица3.A1" office:value-type="string">
            <text:p text:style-name="P27">X-ray radiation dosimeter AT1103M</text:p>
          </table:table-cell>
        </table:table-row>
        <table:table-row>
          <table:table-cell table:style-name="Таблица3.A1" office:value-type="string">
            <text:p text:style-name="P30"><text:span text:style-name="T5">S</text:span>/<text:span text:style-name="T5">N</text:span>:</text:p>
          </table:table-cell>
          <table:table-cell table:style-name="Таблица3.A1" office:value-type="string">
            <text:p text:style-name="P4">0<text:span text:style-name="T9">00</text:span></text:p>
          </table:table-cell>
        </table:table-row>
        <table:table-row>
          <table:table-cell table:style-name="Таблица3.A1" office:value-type="string">
            <text:p text:style-name="P31">Measurement limits:</text:p>
          </table:table-cell>
          <table:table-cell table:style-name="Таблица3.A1" office:value-type="string">
            <text:p text:style-name="P4"><text:span text:style-name="T22">X</text:span>: 50 nSv/h – 100 µSv/h</text:p>
          </table:table-cell>
        </table:table-row>
        <table:table-row>
          <table:table-cell table:style-name="Таблица3.A1" office:value-type="string">
            <text:p text:style-name="P31">Measurement error:</text:p>
          </table:table-cell>
          <table:table-cell table:style-name="Таблица3.A1" office:value-type="string">
            <text:p text:style-name="P15">±15%</text:p>
          </table:table-cell>
        </table:table-row>
      </table:table>
      <text:p text:style-name="P7"/>
      <text:p text:style-name="P3">Operating conditions:</text:p>
      <text:p text:style-name="P18"><text:span text:style-name="T10">- </text:span><text:span text:style-name="T6">Air temperature<text:tab/></text:span><text:span text:style-name="T11"><text:tab/><text:tab/><text:tab/>+</text:span><text:span text:style-name="T6">19.0</text:span><text:span text:style-name="T11"> °</text:span><text:span text:style-name="T6">C</text:span></text:p>
      <text:p text:style-name="P18"><text:span text:style-name="T10">- </text:span><text:span text:style-name="T6">Atmospheric pressure<text:tab/><text:tab/><text:tab/>98,5 kPa</text:span></text:p>
      <text:p text:style-name="P18"><text:span text:style-name="T10">- </text:span><text:span text:style-name="T6">Relative humidity<text:tab/><text:tab/><text:tab/>72.0 %</text:span></text:p>
      <text:p text:style-name="P19"><text:span text:style-name="T9">- </text:span>Gamma radiation background<text:tab/><text:tab/>98.0 <text:s/>nSv/h</text:p>
      <text:p text:style-name="P10"><text:span text:style-name="Знак_20_примечания"><text:span text:style-name="T12"/></text:span></text:p>
      <text:p text:style-name="P10"><text:span text:style-name="Знак_20_примечания"><text:span text:style-name="T13">Calibration means</text:span></text:span><text:span text:style-name="Знак_20_примечания"><text:span text:style-name="T15">:</text:span></text:span><text:span text:style-name="Знак_20_примечания"><text:span text:style-name="T14"> </text:span></text:span></text:p>
      <text:p text:style-name="P21"><text:span text:style-name="Знак_20_примечания"><text:span text:style-name="T4">- <text:s/>the standard dosimetry facility AT110, № 013 reg. №40425-09, uncertainty ±5% (the Calibration Certificate №С-В/26-11-2024/409219101 on 26 November 2024 issued by The D.I. Mendeleev All-Russian Institute for Metrology (VNIIM), St. Petersburg, Russia);</text:span></text:span></text:p>
      <text:p text:style-name="P6"/>
      <text:p text:style-name="P26">Calibration data</text:p>
      <text:p text:style-name="P5"/>
      <text:p text:style-name="P23"><text:span text:style-name="T18">X-ray radiation dosimeter AT1103M</text:span><text:span text:style-name="T21"> </text:span><text:span text:style-name="T17">№000 <text:s/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<text:span text:style-name="T5">Conventionally true value of the dose rate from </text:span><text:span text:style-name="T8">241</text:span><text:span text:style-name="T5">Am radionuclide, </text:span><draw:frame draw:style-name="fr2" draw:name="Объект1" text:anchor-type="as-char" svg:y="-0.1453in" svg:width="0.5953in" svg:height="0.1965in" draw:z-index="1"><draw:object xlink:href="./Object 1" xlink:type="simple" xlink:show="embed" xlink:actuate="onLoad"/><draw:image xlink:href="./ObjectReplacements/Object 1" xlink:type="simple" xlink:show="embed" xlink:actuate="onLoad"/></draw:frame><text:bookmark text:name="_GoBack"/></text:p>
          </table:table-cell>
          <table:table-cell table:style-name="Таблица2.B1" office:value-type="string">
            <text:p text:style-name="P25">Calibration data</text:p>
            <text:p text:style-name="P32"><draw:frame draw:style-name="fr3" draw:name="Объект6" text:anchor-type="as-char" svg:y="-0.1516in" svg:width="0.2189in" style:rel-width="scale" svg:height="0.202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23">(10)</text:span></text:p>
          </table:table-cell>
        </table:table-row>
        <table:table-row table:style-name="Таблица2.1">
          <table:table-cell table:style-name="Таблица2.A2" office:value-type="string">
            <text:p text:style-name="P25">0.07 µSv/h</text:p>
          </table:table-cell>
          <table:table-cell table:style-name="Таблица2.B2" office:value-type="string">
            <text:p text:style-name="P24"><text:span text:style-name="T5">0.0703 </text:span><text:span text:style-name="T7">µ</text:span><text:span text:style-name="T5">Sv/h</text:span></text:p>
          </table:table-cell>
        </table:table-row>
        <table:table-row table:style-name="Таблица2.1">
          <table:table-cell table:style-name="Таблица2.A2" office:value-type="string">
            <text:p text:style-name="P25">0.7 µSv/h</text:p>
          </table:table-cell>
          <table:table-cell table:style-name="Таблица2.B2" office:value-type="string">
            <text:p text:style-name="P24"><text:span text:style-name="T5">0.713 </text:span><text:span text:style-name="T7">µ</text:span><text:span text:style-name="T5">Sv/h</text:span></text:p>
          </table:table-cell>
        </table:table-row>
        <table:table-row table:style-name="Таблица2.1">
          <table:table-cell table:style-name="Таблица2.A2" office:value-type="string">
            <text:p text:style-name="P25">7.0 µSv/h</text:p>
          </table:table-cell>
          <table:table-cell table:style-name="Таблица2.B2" office:value-type="string">
            <text:p text:style-name="P24"><text:span text:style-name="T5">7.023 </text:span><text:span text:style-name="T7">µ</text:span><text:span text:style-name="T5">Sv/h</text:span></text:p>
          </table:table-cell>
        </table:table-row>
        <table:table-row table:style-name="Таблица2.1">
          <table:table-cell table:style-name="Таблица2.A5" office:value-type="string">
            <text:p text:style-name="P25">70.0 µSv/h</text:p>
          </table:table-cell>
          <table:table-cell table:style-name="Таблица2.B5" office:value-type="string">
            <text:p text:style-name="P24"><text:span text:style-name="T5">69.73 </text:span><text:span text:style-name="T7">µ</text:span><text:span text:style-name="T5">Sv/h</text:span></text:p>
          </table:table-cell>
        </table:table-row>
      </table:table>
      <text:p text:style-name="P22"/>
      <text:p text:style-name="P9">The radiation dosimeter complies with the measurement specifications in the User’s Manual.</text:p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Calibrated by:</text:p>
          </table:table-cell>
          <table:table-cell table:style-name="Таблица1.A1" office:value-type="string">
            <text:p text:style-name="P13">V. Pisarenko</text:p>
          </table:table-cell>
          <table:table-cell table:style-name="Таблица1.A1" office:value-type="string">
            <text:p text:style-name="P17"><text:s text:c="36"/>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C2" office:value-type="string">
            <text:p text:style-name="P14">(signature)</text:p>
          </table:table-cell>
        </table:table-row>
        <table:table-row>
          <table:table-cell table:style-name="Таблица1.A1" office:value-type="string">
            <text:p text:style-name="P11">Technical control:</text:p>
          </table:table-cell>
          <table:table-cell table:style-name="Таблица1.A1" office:value-type="string">
            <text:p text:style-name="P12">N. Kurbatova</text:p>
          </table:table-cell>
          <table:table-cell table:style-name="Таблица1.A1" office:value-type="string">
            <text:p text:style-name="P17"><text:s text:c="36"/>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B4" office:value-type="string">
            <text:p text:style-name="P16"/>
          </table:table-cell>
          <table:table-cell table:style-name="Таблица1.C2" office:value-type="string">
            <text:p text:style-name="P14">(signature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2-19T16:07:38.29</dc:date>
    <meta:print-date>2019-04-03T15:18:00</meta:print-date>
    <meta:editing-cycles>158</meta:editing-cycles>
    <meta:editing-duration>PT11H38M39S</meta:editing-duration>
    <meta:generator>OpenOffice/4.1.6$Win32 OpenOffice.org_project/416m1$Build-9790</meta:generator>
    <meta:document-statistic meta:table-count="3" meta:image-count="1" meta:object-count="2" meta:page-count="1" meta:paragraph-count="42" meta:word-count="141" meta:character-count="1062"/>
  </office:meta>
</office:document-meta>
</file>

<file path=Object 1/content.xml><?xml version="1.0" encoding="utf-8"?>
<math xmlns="http://www.w3.org/1998/Math/MathML">
  <semantics>
    <mrow>
      <msubsup>
        <mrow>
          <mrow>
            <mi>H</mi>
          </mrow>
        </mrow>
        <mrow>
          <mn>0</mn>
          <mi>i</mi>
        </mrow>
        <mrow>
          <mi>'</mi>
        </mrow>
      </msubsup>
      <mo stretchy="false">(</mo>
      <mn>0.07</mn>
      <mo stretchy="false">)</mo>
    </mrow>
    <annotation encoding="StarMath 5.0">{{H}} rsub {0 i} rsup {'} \(0.07\)</annotation>
  </semantics>
</math>
</file>

<file path=Object 2/content.xml><?xml version="1.0" encoding="utf-8"?>
<math xmlns="http://www.w3.org/1998/Math/MathML">
  <semantics>
    <mrow>
      <mrow>
        <mover accent="true">
          <mrow>
            <msubsup>
              <mi>H</mi>
              <mrow>
                <mi>i</mi>
              </mrow>
              <mrow>
                <mtext>'</mtext>
              </mrow>
            </msubsup>
          </mrow>
          <mo stretchy="false">̄</mo>
        </mover>
      </mrow>
    </mrow>
    <annotation encoding="StarMath 5.0">{bar {H rsub {i} rsup {"'"}}} </annotation>
  </semantics>
</math>
</file>